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8pt" officeooo:rsid="000653ff" officeooo:paragraph-rsid="000653ff" style:font-size-asian="28pt" style:font-size-complex="28pt"/>
    </style:style>
    <style:style style:name="P2" style:family="paragraph" style:parent-style-name="Standard">
      <style:text-properties fo:font-size="12pt" officeooo:rsid="000653ff" officeooo:paragraph-rsid="000653ff" style:font-size-asian="10.5pt" style:font-size-complex="12pt"/>
    </style:style>
    <style:style style:name="P3" style:family="paragraph" style:parent-style-name="Standard">
      <style:text-properties fo:font-size="12pt" officeooo:rsid="00068013" officeooo:paragraph-rsid="00068013" style:font-size-asian="10.5pt" style:font-size-complex="12pt"/>
    </style:style>
    <style:style style:name="P4" style:family="paragraph" style:parent-style-name="Standard">
      <style:text-properties fo:font-size="12pt" officeooo:rsid="0009bde2" officeooo:paragraph-rsid="0009bde2" style:font-size-asian="10.5pt" style:font-size-complex="12pt"/>
    </style:style>
    <style:style style:name="P5" style:family="paragraph" style:parent-style-name="Standard">
      <style:text-properties fo:font-size="12pt" officeooo:rsid="000b69c2" officeooo:paragraph-rsid="000b69c2" style:font-size-asian="10.5pt" style:font-size-complex="12pt"/>
    </style:style>
    <style:style style:name="P6" style:family="paragraph" style:parent-style-name="Standard">
      <style:text-properties fo:font-size="12pt" officeooo:rsid="000d4c8b" officeooo:paragraph-rsid="000d4c8b" style:font-size-asian="10.5pt" style:font-size-complex="12pt"/>
    </style:style>
    <style:style style:name="P7" style:family="paragraph" style:parent-style-name="Standard">
      <style:text-properties fo:font-size="12pt" officeooo:rsid="000d4c8b" officeooo:paragraph-rsid="000f1c7f" style:font-size-asian="10.5pt" style:font-size-complex="12pt"/>
    </style:style>
    <style:style style:name="P8" style:family="paragraph" style:parent-style-name="Standard">
      <style:text-properties fo:font-size="12pt" officeooo:rsid="00110b43" officeooo:paragraph-rsid="00110b43" style:font-size-asian="10.5pt" style:font-size-complex="12pt"/>
    </style:style>
    <style:style style:name="P9" style:family="paragraph" style:parent-style-name="Standard">
      <style:text-properties fo:font-size="12pt" officeooo:rsid="0011a952" officeooo:paragraph-rsid="0011a952" style:font-size-asian="10.5pt" style:font-size-complex="12pt"/>
    </style:style>
    <style:style style:name="P10" style:family="paragraph" style:parent-style-name="Standard">
      <style:text-properties fo:font-size="12pt" fo:language="zxx" fo:country="none" officeooo:rsid="000653ff" officeooo:paragraph-rsid="000653ff" style:font-size-asian="10.5pt" style:language-asian="zxx" style:country-asian="none" style:font-size-complex="12pt" style:language-complex="zxx" style:country-complex="non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ize="12pt" officeooo:rsid="0011a952" officeooo:paragraph-rsid="0011a952" style:font-size-asian="10.5pt" style:font-size-complex="12pt"/>
    </style:style>
    <style:style style:name="P13" style:family="paragraph" style:parent-style-name="Standard">
      <style:paragraph-properties fo:margin-left="0in" fo:margin-right="0in"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4" style:family="paragraph" style:parent-style-name="Standard">
      <style:paragraph-properties fo:margin-left="0in" fo:margin-right="0in" fo:text-align="start" style:justify-single-word="false" fo:text-indent="0in" style:auto-text-indent="false"/>
      <style:text-properties style:font-name="Times New Roman" fo:font-size="12pt" fo:language="zxx" fo:country="none" officeooo:rsid="0011a952" officeooo:paragraph-rsid="00138cf9" style:font-size-asian="10.5pt" style:language-asian="zxx" style:country-asian="none" style:font-size-complex="12pt" style:language-complex="zxx" style:country-complex="none"/>
    </style:style>
    <style:style style:name="P15" style:family="paragraph" style:parent-style-name="Standard">
      <style:paragraph-properties fo:margin-left="0in" fo:margin-right="0in" fo:text-align="start" style:justify-single-word="false" fo:text-indent="0in" style:auto-text-indent="false"/>
    </style:style>
    <style:style style:name="P16" style:family="paragraph" style:parent-style-name="Standard">
      <style:text-properties fo:color="#000000" style:font-name="Consolas" fo:font-size="9.5pt" fo:language="zxx" fo:country="none" officeooo:rsid="000653ff" officeooo:paragraph-rsid="000653ff" fo:background-color="#ffffff" style:font-size-asian="9.5pt" style:language-asian="zxx" style:country-asian="none" style:font-size-complex="12pt" style:language-complex="zxx" style:country-complex="none"/>
    </style:style>
    <style:style style:name="P17" style:family="paragraph" style:parent-style-name="Standard">
      <style:text-properties fo:color="#000000" style:font-name="Consolas" fo:font-size="9.5pt" style:font-size-asian="9.5pt" fo:background-color="#ffffff"/>
    </style:style>
    <style:style style:name="P18" style:family="paragraph" style:parent-style-name="Standard">
      <style:text-properties fo:font-size="18pt" officeooo:rsid="000653ff" officeooo:paragraph-rsid="000653ff" style:font-size-asian="18pt" style:font-size-complex="18pt"/>
    </style:style>
    <style:style style:name="P19" style:family="paragraph" style:parent-style-name="Standard">
      <style:paragraph-properties fo:margin-left="0.5in" fo:margin-right="0in" fo:text-indent="0in" style:auto-text-indent="false"/>
      <style:text-properties fo:font-size="12pt" officeooo:rsid="000653ff" officeooo:paragraph-rsid="000653ff" style:font-size-asian="10.5pt" style:font-size-complex="12pt"/>
    </style:style>
    <style:style style:name="P20"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1" style:family="paragraph" style:parent-style-name="Standard">
      <style:paragraph-properties fo:margin-left="0in" fo:margin-right="0in" fo:text-indent="0in" style:auto-text-indent="false"/>
      <style:text-properties fo:color="#000000" style:font-name="Consolas" fo:font-size="9.5pt" officeooo:rsid="0011a952" officeooo:paragraph-rsid="0011a952" fo:background-color="#ffffff" style:font-size-asian="9.5pt" style:font-size-complex="12pt"/>
    </style:style>
    <style:style style:name="P22" style:family="paragraph" style:parent-style-name="Standard">
      <style:paragraph-properties fo:margin-left="0in" fo:margin-right="0in" fo:text-align="start" style:justify-single-word="false" fo:text-indent="0in" style:auto-text-indent="false"/>
      <style:text-properties fo:color="#000000" style:font-name="Consolas" fo:font-size="9.5pt" fo:background-color="#ffffff" style:font-size-asian="9.5pt"/>
    </style:style>
    <style:style style:name="P23" style:family="paragraph" style:parent-style-name="Standard">
      <style:paragraph-properties fo:margin-left="0in" fo:margin-right="0in" fo:text-align="start" style:justify-single-word="false" fo:text-indent="0in" style:auto-text-indent="false"/>
      <style:text-properties fo:color="#000000" style:font-name="Consolas" fo:font-size="9.5pt" fo:language="zxx" fo:country="none" officeooo:rsid="0011a952" officeooo:paragraph-rsid="00138cf9" fo:background-color="#ffffff" style:font-size-asian="9.5pt" style:language-asian="zxx" style:country-asian="none" style:font-size-complex="12pt" style:language-complex="zxx" style:country-complex="none"/>
    </style:style>
    <style:style style:name="P24" style:family="paragraph" style:parent-style-name="Standard">
      <style:paragraph-properties fo:margin-left="0in" fo:margin-right="0in" fo:text-indent="0in" style:auto-text-indent="false"/>
      <style:text-properties fo:color="#000000" style:font-name="Times New Roman" fo:font-size="12pt" fo:language="zxx" fo:country="none" officeooo:rsid="0013e2d1" officeooo:paragraph-rsid="00138cf9" fo:background-color="#ffffff" style:font-size-asian="10.5pt" style:language-asian="zxx" style:country-asian="none" style:font-size-complex="12pt" style:language-complex="zxx" style:country-complex="none"/>
    </style:style>
    <style:style style:name="P2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38cf9" officeooo:paragraph-rsid="00138cf9" fo:background-color="#ffffff" style:font-size-asian="10.5pt" style:language-asian="zxx" style:country-asian="none" style:font-size-complex="12pt" style:language-complex="zxx" style:country-complex="none"/>
    </style:style>
    <style:style style:name="P2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58343" officeooo:paragraph-rsid="00158343" fo:background-color="#ffffff" style:font-size-asian="10.5pt" style:language-asian="zxx" style:country-asian="none" style:font-size-complex="12pt" style:language-complex="zxx" style:country-complex="none"/>
    </style:style>
    <style:style style:name="P2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0.5pt" style:language-asian="zxx" style:country-asian="none" style:font-size-complex="12pt" style:language-complex="zxx" style:country-complex="none"/>
    </style:style>
    <style:style style:name="P28" style:family="paragraph" style:parent-style-name="Standard">
      <style:paragraph-properties fo:margin-left="0in" fo:margin-right="0in" fo:text-align="start" style:justify-single-word="false" fo:text-indent="0in" style:auto-text-indent="false"/>
      <style:text-properties fo:color="#000000" style:font-name="Times New Roman" fo:font-size="18pt" fo:language="zxx" fo:country="none" officeooo:rsid="00158343" officeooo:paragraph-rsid="00158343" fo:background-color="#ffffff" style:font-size-asian="18pt" style:language-asian="zxx" style:country-asian="none" style:font-size-complex="18pt" style:language-complex="zxx" style:country-complex="none"/>
    </style:style>
    <style:style style:name="P29"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0.5pt" style:language-asian="zxx" style:country-asian="none" style:font-size-complex="12pt" style:language-complex="zxx" style:country-complex="none"/>
    </style:style>
    <style:style style:name="P30"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d5b0b" officeooo:paragraph-rsid="001d5b0b" fo:background-color="#ffffff" style:font-size-asian="10.5pt" style:language-asian="zxx" style:country-asian="none" style:font-size-complex="12pt" style:language-complex="zxx" style:country-complex="none"/>
    </style:style>
    <style:style style:name="P31"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e5e1d" officeooo:paragraph-rsid="001e5e1d" fo:background-color="#ffffff" style:font-size-asian="10.5pt" style:language-asian="zxx" style:country-asian="none" style:font-size-complex="12pt" style:language-complex="zxx" style:country-complex="none"/>
    </style:style>
    <style:style style:name="P32"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0.5pt" style:language-asian="zxx" style:country-asian="none" style:font-size-complex="12pt" style:language-complex="zxx" style:country-complex="none"/>
    </style:style>
    <style:style style:name="P33"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767e2" officeooo:paragraph-rsid="001767e2" fo:background-color="#ffffff" style:font-size-asian="12pt" style:language-asian="zxx" style:country-asian="none" style:font-size-complex="12pt" style:language-complex="zxx" style:country-complex="none"/>
    </style:style>
    <style:style style:name="P34"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972e" officeooo:paragraph-rsid="0018972e" fo:background-color="#ffffff" style:font-size-asian="12pt" style:language-asian="zxx" style:country-asian="none" style:font-size-complex="12pt" style:language-complex="zxx" style:country-complex="none"/>
    </style:style>
    <style:style style:name="P35"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8f135" officeooo:paragraph-rsid="0018f135" fo:background-color="#ffffff" style:font-size-asian="12pt" style:language-asian="zxx" style:country-asian="none" style:font-size-complex="12pt" style:language-complex="zxx" style:country-complex="none"/>
    </style:style>
    <style:style style:name="P36"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a952f" officeooo:paragraph-rsid="001a952f" fo:background-color="#ffffff" style:font-size-asian="12pt" style:language-asian="zxx" style:country-asian="none" style:font-size-complex="12pt" style:language-complex="zxx" style:country-complex="none"/>
    </style:style>
    <style:style style:name="P37"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b34c0" officeooo:paragraph-rsid="001b34c0" fo:background-color="#ffffff" style:font-size-asian="12pt" style:language-asian="zxx" style:country-asian="none" style:font-size-complex="12pt" style:language-complex="zxx" style:country-complex="none"/>
    </style:style>
    <style:style style:name="P38" style:family="paragraph" style:parent-style-name="Standard">
      <style:paragraph-properties fo:margin-left="0in" fo:margin-right="0in" fo:text-align="start" style:justify-single-word="false" fo:text-indent="0in" style:auto-text-indent="false"/>
      <style:text-properties fo:color="#000000" style:font-name="Times New Roman" fo:font-size="12pt" fo:language="zxx" fo:country="none" officeooo:rsid="001fdc01" officeooo:paragraph-rsid="001fdc01" fo:background-color="#ffffff" style:font-size-asian="12pt" style:language-asian="zxx" style:country-asian="none" style:font-size-complex="12pt" style:language-complex="zxx" style:country-complex="none"/>
    </style:style>
    <style:style style:name="T1" style:family="text">
      <style:text-properties fo:color="#000000" style:font-name="Consolas" fo:font-size="9.5pt" fo:background-color="#ffffff" loext:char-shading-value="0" style:font-size-asian="9.5pt"/>
    </style:style>
    <style:style style:name="T2" style:family="text">
      <style:text-properties fo:color="#000000" style:font-name="Consolas" fo:font-size="9.5pt" officeooo:rsid="0013e2d1" fo:background-color="#ffffff" loext:char-shading-value="0" style:font-size-asian="9.5pt"/>
    </style:style>
    <style:style style:name="T3" style:family="text">
      <style:text-properties fo:color="#000000" style:font-name="Consolas" fo:font-size="9.5pt" style:font-size-asian="9.5pt" fo:background-color="#ffffff"/>
    </style:style>
    <style:style style:name="T4" style:family="text">
      <style:text-properties fo:color="#000000" style:font-name="Consolas" fo:font-size="9.5pt" officeooo:rsid="001b34c0" style:font-size-asian="9.5pt" fo:background-color="#ffffff"/>
    </style:style>
    <style:style style:name="T5" style:family="text">
      <style:text-properties fo:color="#000000" fo:background-color="#ffffff" loext:char-shading-value="0"/>
    </style:style>
    <style:style style:name="T6" style:family="text">
      <style:text-properties fo:color="#000000" officeooo:rsid="00138cf9" fo:background-color="#ffffff" loext:char-shading-value="0"/>
    </style:style>
    <style:style style:name="T7" style:family="text">
      <style:text-properties fo:color="#000000" officeooo:rsid="0013e2d1" fo:background-color="#ffffff" loext:char-shading-value="0"/>
    </style:style>
    <style:style style:name="T8" style:family="text">
      <style:text-properties officeooo:rsid="00068013"/>
    </style:style>
    <style:style style:name="T9" style:family="text">
      <style:text-properties fo:color="#0000ff" style:font-name="Consolas" fo:font-size="9.5pt" fo:background-color="#ffffff" loext:char-shading-value="0" style:font-size-asian="9.5pt"/>
    </style:style>
    <style:style style:name="T10" style:family="text">
      <style:text-properties fo:color="#0000ff" style:font-name="Consolas" fo:font-size="9.5pt" style:font-size-asian="9.5pt" fo:background-color="#ffffff"/>
    </style:style>
    <style:style style:name="T11" style:family="text">
      <style:text-properties officeooo:rsid="0007e854"/>
    </style:style>
    <style:style style:name="T12" style:family="text">
      <style:text-properties officeooo:rsid="000f1c7f"/>
    </style:style>
    <style:style style:name="T13" style:family="text">
      <style:text-properties fo:color="#a31515" style:font-name="Consolas" fo:font-size="9.5pt" fo:background-color="#ffffff" loext:char-shading-value="0" style:font-size-asian="9.5pt"/>
    </style:style>
    <style:style style:name="T14" style:family="text">
      <style:text-properties fo:color="#a31515" style:font-name="Consolas" fo:font-size="9.5pt" style:font-size-asian="9.5pt" fo:background-color="#ffffff"/>
    </style:style>
    <style:style style:name="T15" style:family="text">
      <style:text-properties fo:color="#2b91af" style:font-name="Consolas" fo:font-size="9.5pt" style:font-size-asian="9.5pt" fo:background-color="#ffffff"/>
    </style:style>
    <style:style style:name="T16" style:family="text">
      <style:text-properties style:font-name="Consolas" fo:font-size="9.5pt" style:font-size-asian="9.5pt" fo:background-color="#ffffff"/>
    </style:style>
    <style:style style:name="T17" style:family="text">
      <style:text-properties fo:font-size="9.5pt" style:font-size-asian="9.5pt" fo:background-color="#ffffff"/>
    </style:style>
    <style:style style:name="T18" style:family="text">
      <style:text-properties fo:background-color="#ffffff"/>
    </style:style>
    <style:style style:name="T19" style:family="text">
      <style:text-properties officeooo:rsid="0018f135" fo:background-color="#ffffff"/>
    </style:style>
    <style:style style:name="T20" style:family="text">
      <style:text-properties officeooo:rsid="001b34c0" fo:background-color="#ffffff"/>
    </style:style>
    <style:style style:name="T21" style:family="text">
      <style:text-properties officeooo:rsid="001c6ac6" fo:background-color="#ffffff"/>
    </style:style>
    <style:style style:name="T22" style:family="text">
      <style:text-properties fo:color="#008000" style:font-name="Consolas" fo:font-size="9.5pt" style:font-size-asian="9.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llel Programming</text:p>
      <text:p text:style-name="P1"/>
      <text:p text:style-name="P18">1 Task Programming</text:p>
      <text:p text:style-name="P2"/>
      <text:p text:style-name="P2">What is a Task?</text:p>
      <text:p text:style-name="P2"/>
      <text:p text:style-name="P2">1.1 Creating and Starting Tasks</text:p>
      <text:p text:style-name="P2"/>
      <text:p text:style-name="P2">There are two ways to create and start a task:</text:p>
      <text:p text:style-name="P2"/>
      <text:p text:style-name="P2">a) Task.Factory.StartNew(() =&gt; {});</text:p>
      <text:p text:style-name="P2">b) var task = new Task(() =&gt; {});</text:p>
      <text:p text:style-name="P2"><text:s text:c="5"/>task.Start();</text:p>
      <text:p text:style-name="P2"/>
      <text:p text:style-name="P3">Overloads are available to pass <text:span text:style-name="T11">one 'generic' </text:span>parameter:</text:p>
      <text:p text:style-name="P10"/>
      <text:p text:style-name="P10"><text:span text:style-name="T9">var</text:span><text:span text:style-name="T1"> t = </text:span><text:span text:style-name="T9">new</text:span><text:span text:style-name="T1"> Task&lt;</text:span><text:span text:style-name="T9">int</text:span><text:span text:style-name="T1">&gt;(Procedure, </text:span><text:span text:style-name="T9">new</text:span><text:span text:style-name="T1"> </text:span><text:span text:style-name="T9">object</text:span><text:span text:style-name="T1">());</text:span></text:p>
      <text:p text:style-name="P16">t.Start();</text:p>
      <text:p text:style-name="P10"><text:span text:style-name="T9">var</text:span><text:span text:style-name="T1"> result = t.Result;</text:span></text:p>
      <text:p text:style-name="P2"/>
      <text:p text:style-name="P2">1.2 Cancelling Tasks</text:p>
      <text:p text:style-name="P2"/>
      <text:p text:style-name="P2">There are many ways, but the official and recommended option is to use a CancellationToken. Here a sample:</text:p>
      <text:p text:style-name="P2"/>
      <text:p text:style-name="P2">var cts = new CancellationTokenSource();</text:p>
      <text:p text:style-name="P2">var token = cts.Token;</text:p>
      <text:p text:style-name="P2"/>
      <text:p text:style-name="P2">Task.Factory.StartNew(() =&gt; <text:s/>{</text:p>
      <text:p text:style-name="P2"/>
      <text:p text:style-name="P2"><text:s text:c="13"/>// <text:span text:style-name="T8">Perform the long running operation here!</text:span></text:p>
      <text:p text:style-name="P2"/>
      <text:p text:style-name="P19">If (token.IsCancellationRequested)</text:p>
      <text:p text:style-name="P19">{</text:p>
      <text:p text:style-name="P19"><text:s text:c="4"/>token.ThrowIfCancellationRequested();</text:p>
      <text:p text:style-name="P19">}</text:p>
      <text:p text:style-name="P2">}, token);</text:p>
      <text:p text:style-name="P2"/>
      <text:p text:style-name="P2">// <text:span text:style-name="T8">From another thread</text:span></text:p>
      <text:p text:style-name="P3">cts.Cancel();</text:p>
      <text:p text:style-name="P3"/>
      <text:p text:style-name="P4">1.3 Waiting for Time to Pass</text:p>
      <text:p text:style-name="P4"/>
      <text:p text:style-name="P4">There are some options:</text:p>
      <text:p text:style-name="P4">- Thread.Sleep() ==&gt; The thread loses his turn in the queue. <text:span text:style-name="T12">Almost no CPU time is wasted.</text:span></text:p>
      <text:p text:style-name="P4">- Thread.SpinWait() ==&gt; The thread does not lose his turn in the queue, but CPU cycles are wasted!</text:p>
      <text:p text:style-name="P4"/>
      <text:p text:style-name="P5">1.4 Waiting for Tasks</text:p>
      <text:p text:style-name="P5"/>
      <text:p text:style-name="P6">Several methods can be used in order to synchronize different threads. Here some options:</text:p>
      <text:p text:style-name="P6"><text:soft-page-break/>- Task.WaitAll(<text:span text:style-name="T12">t1, t2.....</text:span>) ==&gt; Waits for ALL the tasks to be completed <text:span text:style-name="T12">before proceeding</text:span></text:p>
      <text:p text:style-name="P7">- Task.Wait<text:span text:style-name="T12">Any</text:span>(<text:span text:style-name="T12">t1, t2.....</text:span>) ==&gt; Waits for <text:span text:style-name="T12">the first </text:span>task <text:span text:style-name="T12">complete before proceeding</text:span></text:p>
      <text:p text:style-name="P7"/>
      <text:p text:style-name="P8">In case one of the tasks is cancelled either canonically or in any other way, the Wait will throw an exception which needs to be handled in a special way.</text:p>
      <text:p text:style-name="P8"/>
      <text:p text:style-name="P9">1.5 Handling Exceptions</text:p>
      <text:p text:style-name="P9"/>
      <text:p text:style-name="P9">Different tasks can throw different types of exceptions. The framework provides a way to handle a possible composition of exceptions thrown by these different tasks. It is to be noted that exceptions thown inside tasks are absorbed and not propagated.</text:p>
      <text:p text:style-name="P9"/>
      <text:p text:style-name="P9">Here an example:</text:p>
      <text:p text:style-name="P9"/>
      <text:p text:style-name="P12"><text:span text:style-name="T9">var</text:span><text:span text:style-name="T1"> t = Task.Factory.StartNew(() =&gt;</text:span></text:p>
      <text:p text:style-name="P20">{</text:p>
      <text:p text:style-name="P11"><text:span text:style-name="T1"><text:s text:c="4"/></text:span><text:span text:style-name="T9">throw</text:span><text:span text:style-name="T1"> </text:span><text:span text:style-name="T9">new</text:span><text:span text:style-name="T1"> InvalidOperationException();</text:span></text:p>
      <text:p text:style-name="P21">});</text:p>
      <text:p text:style-name="P21"/>
      <text:p text:style-name="P13"><text:span text:style-name="T5">In order to handle these exceptions correctly we need to try/</text:span><text:span text:style-name="T6">catch around a wait call and look for an AggregateException. This aggregate can be scanned to retrieve information but more importantly it is possible to distinguish what specific exceptions inside the aggregate can be set as handled (and therefore filtered out from the aggregate) and which ones are to be re-thrown. </text:span><text:span text:style-name="T7">This has to be handled with a lambda expression, though:</text:span></text:p>
      <text:p text:style-name="P24"/>
      <text:p text:style-name="P14"><text:span text:style-name="T2"><text:s text:c="12"/></text:span><text:span text:style-name="T9">try</text:span></text:p>
      <text:p text:style-name="P22"><text:s text:c="12"/>{</text:p>
      <text:p text:style-name="P22"><text:s text:c="16"/>FaultyMultiThrededProcedure();</text:p>
      <text:p text:style-name="P22"><text:s text:c="12"/>}</text:p>
      <text:p text:style-name="P15"><text:span text:style-name="T1"><text:s text:c="12"/></text:span><text:span text:style-name="T9">catch</text:span><text:span text:style-name="T1"> (AggregateException ae)</text:span></text:p>
      <text:p text:style-name="P22"><text:s text:c="12"/>{</text:p>
      <text:p text:style-name="P22"><text:s text:c="16"/>ae.Handle(e =&gt;</text:p>
      <text:p text:style-name="P22"><text:s text:c="16"/>{</text:p>
      <text:p text:style-name="P15"><text:span text:style-name="T1"><text:s text:c="20"/></text:span><text:span text:style-name="T9">if</text:span><text:span text:style-name="T1"> (e </text:span><text:span text:style-name="T9">is</text:span><text:span text:style-name="T1"> AccessViolationException)</text:span></text:p>
      <text:p text:style-name="P22"><text:s text:c="20"/>{</text:p>
      <text:p text:style-name="P15"><text:span text:style-name="T1"><text:s text:c="24"/>Console.WriteLine(</text:span><text:span text:style-name="T13">"AccessViolationException handled outside"</text:span><text:span text:style-name="T1">);</text:span></text:p>
      <text:p text:style-name="P15"><text:span text:style-name="T1"><text:s text:c="24"/></text:span><text:span text:style-name="T9">return</text:span><text:span text:style-name="T1"> </text:span><text:span text:style-name="T9">true</text:span><text:span text:style-name="T1">;</text:span></text:p>
      <text:p text:style-name="P22"><text:s text:c="20"/>}</text:p>
      <text:p text:style-name="P15"><text:span text:style-name="T1"><text:s text:c="20"/></text:span><text:span text:style-name="T9">else</text:span></text:p>
      <text:p text:style-name="P22"><text:s text:c="20"/>{</text:p>
      <text:p text:style-name="P15"><text:span text:style-name="T1"><text:s text:c="24"/></text:span><text:span text:style-name="T9">return</text:span><text:span text:style-name="T1"> </text:span><text:span text:style-name="T9">false</text:span><text:span text:style-name="T1">;</text:span></text:p>
      <text:p text:style-name="P22"><text:s text:c="20"/>}</text:p>
      <text:p text:style-name="P22"><text:s text:c="16"/>});</text:p>
      <text:p text:style-name="P23"><text:s text:c="12"/>}</text:p>
      <text:p text:style-name="P25"/>
      <text:p text:style-name="P25"/>
      <text:p text:style-name="P28">2 Data Sharing and Synchronization</text:p>
      <text:p text:style-name="P25"/>
      <text:p text:style-name="P25"/>
      <text:p text:style-name="P26">2.1 Critical Sections</text:p>
      <text:p text:style-name="P26"/>
      <text:p text:style-name="P27">These are non-atomic sections of the code where non-synchronized execution may or may not lead to unexpected results. Here an example:</text:p>
      <text:p text:style-name="P27"/>
      <text:p text:style-name="P27"/>
      <text:p text:style-name="P27"/>
      <text:p text:style-name="P27"><text:soft-page-break/></text:p>
      <text:p text:style-name="P27"><text:span text:style-name="T16"><text:s text:c="4"/></text:span><text:span text:style-name="T10">public</text:span><text:span text:style-name="T16"> </text:span><text:span text:style-name="T10">class</text:span><text:span text:style-name="T16"> </text:span><text:span text:style-name="T15">UnsafeBank</text:span></text:p>
      <text:p text:style-name="Standard"><text:span text:style-name="T3"><text:s text:c="4"/>{</text:span></text:p>
      <text:p text:style-name="Standard"><text:span text:style-name="T3"><text:s text:c="8"/></text:span><text:span text:style-name="T10">public</text:span><text:span text:style-name="T3"> </text:span><text:span text:style-name="T10">int</text:span><text:span text:style-name="T3"> Balance { </text:span><text:span text:style-name="T10">get</text:span><text:span text:style-name="T3">; </text:span><text:span text:style-name="T10">private</text:span><text:span text:style-name="T3"> </text:span><text:span text:style-name="T10">set</text:span><text:span text:style-name="T3">; }</text:span></text:p>
      <text:p text:style-name="P17"/>
      <text:p text:style-name="Standard"><text:span text:style-name="T3"><text:s text:c="8"/></text:span><text:span text:style-name="T10">public</text:span><text:span text:style-name="T3"> </text:span><text:span text:style-name="T10">void</text:span><text:span text:style-name="T3"> Deposit(</text:span><text:span text:style-name="T10">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17"/>
      <text:p text:style-name="Standard"><text:span text:style-name="T3"><text:s text:c="8"/></text:span><text:span text:style-name="T10">public</text:span><text:span text:style-name="T3"> </text:span><text:span text:style-name="T10">void</text:span><text:span text:style-name="T3"> Withdraw(</text:span><text:span text:style-name="T10">int</text:span><text:span text:style-name="T3"> amount)</text:span></text:p>
      <text:p text:style-name="Standard"><text:span text:style-name="T3"><text:s text:c="8"/>{</text:span></text:p>
      <text:p text:style-name="Standard"><text:span text:style-name="T3"><text:s text:c="12"/>Balance -= amount;</text:span></text:p>
      <text:p text:style-name="Standard"><text:span text:style-name="T3"><text:s text:c="8"/>}</text:span></text:p>
      <text:p text:style-name="P27"><text:span text:style-name="T16"><text:s text:c="4"/>}</text:span></text:p>
      <text:p text:style-name="P27"><text:span text:style-name="T16"/></text:p>
      <text:p text:style-name="P33"><text:span text:style-name="T18">This not thread-safe. The simplest way to make this thread safe is to use a locking object around critical sections:</text:span></text:p>
      <text:p text:style-name="P33"><text:span text:style-name="T18"/></text:p>
      <text:p text:style-name="P33"><text:span text:style-name="T10">private</text:span><text:span text:style-name="T16"> </text:span><text:span text:style-name="T10">object</text:span><text:span text:style-name="T16"> _padlock= </text:span><text:span text:style-name="T10">new</text:span><text:span text:style-name="T16"> </text:span><text:span text:style-name="T10">object</text:span><text:span text:style-name="T16">();</text:span></text:p>
      <text:p text:style-name="P33"><text:span text:style-name="T16"/></text:p>
      <text:p text:style-name="P33"><text:span text:style-name="T16">//</text:span></text:p>
      <text:p text:style-name="P33"><text:span text:style-name="T16"/></text:p>
      <text:p text:style-name="P33"><text:span text:style-name="T16"><text:s text:c="8"/></text:span><text:span text:style-name="T10">public</text:span><text:span text:style-name="T16"> </text:span><text:span text:style-name="T10">void</text:span><text:span text:style-name="T16"> Deposit(</text:span><text:span text:style-name="T10">int</text:span><text:span text:style-name="T16"> amount)</text:span></text:p>
      <text:p text:style-name="Standard"><text:span text:style-name="T3"><text:s text:c="8"/>{</text:span></text:p>
      <text:p text:style-name="Standard"><text:span text:style-name="T3"><text:s text:c="12"/></text:span><text:span text:style-name="T10">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Standard"><text:span text:style-name="T3"><text:s text:c="8"/>}</text:span></text:p>
      <text:p text:style-name="P17"/>
      <text:p text:style-name="Standard"><text:span text:style-name="T3"><text:s text:c="8"/></text:span><text:span text:style-name="T10">public</text:span><text:span text:style-name="T3"> </text:span><text:span text:style-name="T10">void</text:span><text:span text:style-name="T3"> Withdraw(</text:span><text:span text:style-name="T10">int</text:span><text:span text:style-name="T3"> amount)</text:span></text:p>
      <text:p text:style-name="Standard"><text:span text:style-name="T3"><text:s text:c="8"/>{</text:span></text:p>
      <text:p text:style-name="Standard"><text:span text:style-name="T3"><text:s text:c="12"/></text:span><text:span text:style-name="T10">lock</text:span><text:span text:style-name="T3"> (_padlock)</text:span></text:p>
      <text:p text:style-name="Standard"><text:span text:style-name="T3"><text:s text:c="12"/>{</text:span></text:p>
      <text:p text:style-name="Standard"><text:span text:style-name="T3"><text:s text:c="16"/>Balance -= amount;</text:span></text:p>
      <text:p text:style-name="Standard"><text:span text:style-name="T3"><text:s text:c="12"/>}</text:span></text:p>
      <text:p text:style-name="P33"><text:span text:style-name="T16"><text:s text:c="8"/>}</text:span></text:p>
      <text:p text:style-name="P33"><text:span text:style-name="T16"/></text:p>
      <text:p text:style-name="P33"><text:span text:style-name="T16"/></text:p>
      <text:p text:style-name="P34"><text:span text:style-name="T18">2.2 Interlocking</text:span></text:p>
      <text:p text:style-name="P34"><text:span text:style-name="T18"/></text:p>
      <text:p text:style-name="P34"><text:span text:style-name="T18">A more concise and less cumbersome way of handling the synchonization of critical sections is by making use of the Interlocking class. This allows a </text:span><text:span text:style-name="T19">lock-free</text:span><text:span text:style-name="T18"> synchonization of increment/decrement-based critical sections</text:span></text:p>
      <text:p text:style-name="P34"><text:span text:style-name="T18"/></text:p>
      <text:p text:style-name="P34"><text:span text:style-name="T16"><text:s text:c="8"/></text:span><text:span text:style-name="T10">public</text:span><text:span text:style-name="T16"> </text:span><text:span text:style-name="T10">void</text:span><text:span text:style-name="T16"> Deposit(</text:span><text:span text:style-name="T10">int</text:span><text:span text:style-name="T16"> amount)</text:span></text:p>
      <text:p text:style-name="Standard"><text:span text:style-name="T3"><text:s text:c="8"/>{</text:span></text:p>
      <text:p text:style-name="Standard"><text:span text:style-name="T3"><text:s text:c="12"/>Interlocked.Add(</text:span><text:span text:style-name="T10">ref</text:span><text:span text:style-name="T3"> _balance, amount);</text:span></text:p>
      <text:p text:style-name="Standard"><text:span text:style-name="T3"><text:s text:c="8"/>}</text:span></text:p>
      <text:p text:style-name="P17"/>
      <text:p text:style-name="Standard"><text:span text:style-name="T3"><text:s text:c="8"/></text:span><text:span text:style-name="T10">public</text:span><text:span text:style-name="T3"> </text:span><text:span text:style-name="T10">void</text:span><text:span text:style-name="T3"> Withdraw(</text:span><text:span text:style-name="T10">int</text:span><text:span text:style-name="T3"> amount)</text:span></text:p>
      <text:p text:style-name="Standard"><text:span text:style-name="T3"><text:s text:c="8"/>{</text:span></text:p>
      <text:p text:style-name="Standard"><text:span text:style-name="T3"><text:s text:c="12"/>Interlocked.Add(</text:span><text:span text:style-name="T10">ref</text:span><text:span text:style-name="T3"> _balance, -amount);</text:span></text:p>
      <text:p text:style-name="P34"><text:span text:style-name="T16"><text:s text:c="8"/>}</text:span></text:p>
      <text:p text:style-name="P34"><text:span text:style-name="T16"/></text:p>
      <text:p text:style-name="P35"><text:span text:style-name="T18">The limit of this approach is represented by the very limited amount of operations that the interlocked class provides.</text:span></text:p>
      <text:p text:style-name="P35"><text:span text:style-name="T18"/></text:p>
      <text:p text:style-name="P35"><text:span text:style-name="T18"/></text:p>
      <text:p text:style-name="P37"><text:span text:style-name="T18"/></text:p>
      <text:p text:style-name="P37"><text:soft-page-break/><text:span text:style-name="T18">2.3 Monitor</text:span></text:p>
      <text:p text:style-name="P37"><text:span text:style-name="T18"/></text:p>
      <text:p text:style-name="P37"><text:span text:style-name="T18">Monitors are similar to Interlocked with the additional option of specifying a timeout:</text:span></text:p>
      <text:p text:style-name="P37"><text:span text:style-name="T18"/></text:p>
      <text:p text:style-name="P37"><text:span text:style-name="T16"><text:s text:c="8"/></text:span><text:span text:style-name="T10">public</text:span><text:span text:style-name="T16"> </text:span><text:span text:style-name="T10">void</text:span><text:span text:style-name="T16"> Deposit(</text:span><text:span text:style-name="T10">int</text:span><text:span text:style-name="T16"> amount)</text:span></text:p>
      <text:p text:style-name="Standard"><text:span text:style-name="T3"><text:s text:c="8"/>{</text:span></text:p>
      <text:p text:style-name="Standard"><text:span text:style-name="T3"><text:s text:c="12"/>Monitor.Enter(_monitorLock);</text:span></text:p>
      <text:p text:style-name="Standard"><text:span text:style-name="T3"><text:s text:c="12"/>_balance += amount;</text:span></text:p>
      <text:p text:style-name="Standard"><text:span text:style-name="T3"><text:s text:c="12"/>Monitor.Exit(_monitorLock);</text:span></text:p>
      <text:p text:style-name="Standard"><text:span text:style-name="T3"><text:s text:c="8"/>}</text:span></text:p>
      <text:p text:style-name="P17"/>
      <text:p text:style-name="Standard"><text:span text:style-name="T3"><text:s text:c="8"/></text:span><text:span text:style-name="T10">public</text:span><text:span text:style-name="T3"> </text:span><text:span text:style-name="T10">void</text:span><text:span text:style-name="T3"> Withdraw(</text:span><text:span text:style-name="T10">int</text:span><text:span text:style-name="T3"> amount)</text:span></text:p>
      <text:p text:style-name="Standard"><text:span text:style-name="T3"><text:s text:c="8"/>{</text:span></text:p>
      <text:p text:style-name="Standard"><text:span text:style-name="T3"><text:s text:c="12"/>Monitor.Enter(_monitorLock);</text:span></text:p>
      <text:p text:style-name="Standard"><text:span text:style-name="T3"><text:s text:c="12"/>_balance -= amount;</text:span></text:p>
      <text:p text:style-name="Standard"><text:span text:style-name="T3"><text:s text:c="12"/>Monitor.Exit(_monitorLock);</text:span></text:p>
      <text:p text:style-name="P37"><text:span text:style-name="T16"><text:s text:c="8"/>}</text:span></text:p>
      <text:p text:style-name="P37"><text:span text:style-name="T18"/></text:p>
      <text:p text:style-name="P37"><text:span text:style-name="T18"/></text:p>
      <text:p text:style-name="P36"><text:span text:style-name="T18">2.</text:span><text:span text:style-name="T20">4</text:span><text:span text:style-name="T18"> Spin Locking</text:span></text:p>
      <text:p text:style-name="P36"><text:span text:style-name="T18"/></text:p>
      <text:p text:style-name="P36"><text:span text:style-name="T18">Until now we have synchronized the access at the data level. The SpinLock class allows the synchronization at execution level:</text:span></text:p>
      <text:p text:style-name="P36"><text:span text:style-name="T18"/></text:p>
      <text:p text:style-name="P36"><text:span text:style-name="T16"><text:s text:c="20"/></text:span><text:span text:style-name="T10">bool</text:span><text:span text:style-name="T16"> lockTaken = </text:span><text:span text:style-name="T10">false</text:span><text:span text:style-name="T16">;</text:span></text:p>
      <text:p text:style-name="Standard"><text:span text:style-name="T3"><text:s text:c="20"/></text:span><text:span text:style-name="T10">try</text:span></text:p>
      <text:p text:style-name="Standard"><text:span text:style-name="T3"><text:s text:c="20"/>{</text:span></text:p>
      <text:p text:style-name="Standard"><text:span text:style-name="T3"><text:s text:c="24"/>spinLock.Enter(</text:span><text:span text:style-name="T10">ref</text:span><text:span text:style-name="T3"> lockTaken); </text:span></text:p>
      <text:p text:style-name="Standard"><text:span text:style-name="T3"><text:s text:c="24"/>bank.Deposit(1); // </text:span><text:span text:style-name="T4">or Withdraw</text:span></text:p>
      <text:p text:style-name="Standard"><text:span text:style-name="T3"><text:s text:c="20"/>}</text:span></text:p>
      <text:p text:style-name="Standard"><text:span text:style-name="T3"><text:s text:c="20"/></text:span><text:span text:style-name="T10">finally</text:span></text:p>
      <text:p text:style-name="Standard"><text:span text:style-name="T3"><text:s text:c="20"/>{</text:span></text:p>
      <text:p text:style-name="Standard"><text:span text:style-name="T3"><text:s text:c="24"/></text:span><text:span text:style-name="T10">if</text:span><text:span text:style-name="T3"> (lockTaken) spinLock.Exit();</text:span></text:p>
      <text:p text:style-name="P36"><text:span text:style-name="T16"><text:s text:c="20"/>}</text:span></text:p>
      <text:p text:style-name="P36"><text:span text:style-name="T16"/></text:p>
      <text:p text:style-name="P29"><text:span text:style-name="T18">It is to be noted that trying to execute Enter more than once in a row will lead to an exception. This is particularly painful </text:span><text:span text:style-name="T21">when dealing with recursion.</text:span></text:p>
      <text:p text:style-name="P30"><text:span text:style-name="T21"/></text:p>
      <text:p text:style-name="P30"><text:span text:style-name="T21">2.</text:span><text:span text:style-name="T18">4 Mutex</text:span></text:p>
      <text:p text:style-name="P30"><text:span text:style-name="T18"/></text:p>
      <text:p text:style-name="P31"><text:span text:style-name="T18">Mutex are more powerful than spin locks for at least two reasons:</text:span></text:p>
      <text:p text:style-name="P31"><text:span text:style-name="T18">1) They can be aggregated.</text:span></text:p>
      <text:p text:style-name="P31"><text:span text:style-name="T18">2) They can be used to synchronize different processes.</text:span></text:p>
      <text:p text:style-name="P31"><text:span text:style-name="T18"/></text:p>
      <text:p text:style-name="P32"><text:span text:style-name="T18">Here an example of aggregation:</text:span></text:p>
      <text:p text:style-name="P32"><text:span text:style-name="T18"/></text:p>
      <text:p text:style-name="P32"><text:span text:style-name="T16"><text:s text:c="20"/></text:span><text:span text:style-name="T10">bool</text:span><text:span text:style-name="T16"> lockTaken = WaitHandle.WaitAll(</text:span><text:span text:style-name="T10">new</text:span><text:span text:style-name="T16">[] { mutex1, mutex2 });</text:span></text:p>
      <text:p text:style-name="Standard"><text:span text:style-name="T3"><text:s text:c="20"/></text:span><text:span text:style-name="T10">try</text:span></text:p>
      <text:p text:style-name="Standard"><text:span text:style-name="T3"><text:s text:c="20"/>{</text:span></text:p>
      <text:p text:style-name="Standard"><text:span text:style-name="T3"><text:s text:c="24"/>bank2.Transfer(bank, 1);</text:span></text:p>
      <text:p text:style-name="Standard"><text:span text:style-name="T3"><text:s text:c="20"/>}</text:span></text:p>
      <text:p text:style-name="Standard"><text:span text:style-name="T3"><text:s text:c="20"/></text:span><text:span text:style-name="T10">finally</text:span></text:p>
      <text:p text:style-name="Standard"><text:span text:style-name="T3"><text:s text:c="20"/>{</text:span></text:p>
      <text:p text:style-name="Standard"><text:span text:style-name="T3"><text:s text:c="24"/></text:span><text:span text:style-name="T10">if</text:span><text:span text:style-name="T3"> (lockTaken)</text:span></text:p>
      <text:p text:style-name="Standard"><text:span text:style-name="T3"><text:s text:c="24"/>{</text:span></text:p>
      <text:p text:style-name="Standard"><text:span text:style-name="T3"><text:s text:c="28"/>mutex1.ReleaseMutex();</text:span></text:p>
      <text:p text:style-name="Standard"><text:span text:style-name="T3"><text:s text:c="28"/>mutex2.ReleaseMutex();</text:span></text:p>
      <text:p text:style-name="Standard"><text:span text:style-name="T3"><text:s text:c="24"/>}</text:span></text:p>
      <text:p text:style-name="P32"><text:span text:style-name="T16"><text:s text:c="20"/>}</text:span></text:p>
      <text:p text:style-name="P32"><text:span text:style-name="T16"/></text:p>
      <text:p text:style-name="P38"><text:soft-page-break/><text:span text:style-name="T18">Here an example of process synchronization:</text:span></text:p>
      <text:p text:style-name="P38"><text:span text:style-name="T18"/></text:p>
      <text:p text:style-name="P38"><text:span text:style-name="T16"><text:s text:c="8"/></text:span><text:span text:style-name="T10">private</text:span><text:span text:style-name="T16"> </text:span><text:span text:style-name="T10">static</text:span><text:span text:style-name="T16"> </text:span><text:span text:style-name="T10">void</text:span><text:span text:style-name="T16"> GlobalMutex()</text:span></text:p>
      <text:p text:style-name="Standard"><text:span text:style-name="T3"><text:s text:c="8"/>{</text:span></text:p>
      <text:p text:style-name="Standard"><text:span text:style-name="T3"><text:s text:c="12"/></text:span><text:span text:style-name="T10">const</text:span><text:span text:style-name="T3"> </text:span><text:span text:style-name="T10">string</text:span><text:span text:style-name="T3"> appName = </text:span><text:span text:style-name="T14">"MyApp"</text:span><text:span text:style-name="T3">;</text:span></text:p>
      <text:p text:style-name="Standard"><text:span text:style-name="T3"><text:s text:c="12"/>System.Threading.Mutex mutex;</text:span></text:p>
      <text:p text:style-name="Standard"><text:span text:style-name="T3"><text:s text:c="12"/></text:span><text:span text:style-name="T10">try</text:span></text:p>
      <text:p text:style-name="Standard"><text:span text:style-name="T3"><text:s text:c="12"/>{</text:span></text:p>
      <text:p text:style-name="Standard"><text:span text:style-name="T3"><text:s text:c="16"/>mutex = System.Threading.Mutex.OpenExisting(appName);</text:span></text:p>
      <text:p text:style-name="Standard"><text:span text:style-name="T3"><text:s text:c="16"/>Console.WriteLine(</text:span><text:span text:style-name="T14">$"Sorry, </text:span><text:span text:style-name="T3">{appName}</text:span><text:span text:style-name="T14"> is already running."</text:span><text:span text:style-name="T3">);</text:span></text:p>
      <text:p text:style-name="Standard"><text:span text:style-name="T3"><text:s text:c="16"/></text:span><text:span text:style-name="T10">return</text:span><text:span text:style-name="T3">;</text:span></text:p>
      <text:p text:style-name="Standard"><text:span text:style-name="T3"><text:s text:c="12"/>}</text:span></text:p>
      <text:p text:style-name="Standard"><text:span text:style-name="T3"><text:s text:c="12"/></text:span><text:span text:style-name="T10">catch</text:span><text:span text:style-name="T3"> (WaitHandleCannotBeOpenedException e)</text:span></text:p>
      <text:p text:style-name="Standard"><text:span text:style-name="T3"><text:s text:c="12"/>{</text:span></text:p>
      <text:p text:style-name="Standard"><text:span text:style-name="T3"><text:s text:c="16"/>Console.WriteLine(</text:span><text:span text:style-name="T14">"We can run the program just fine."</text:span><text:span text:style-name="T3">);</text:span></text:p>
      <text:p text:style-name="Standard"><text:span text:style-name="T3"><text:s text:c="16"/></text:span><text:span text:style-name="T22">// first arg = whether to give current thread initial ownership</text:span></text:p>
      <text:p text:style-name="Standard"><text:span text:style-name="T3"><text:s text:c="16"/>mutex = </text:span><text:span text:style-name="T10">new</text:span><text:span text:style-name="T3"> System.Threading.Mutex(</text:span><text:span text:style-name="T10">false</text:span><text:span text:style-name="T3">, appName);</text:span></text:p>
      <text:p text:style-name="Standard"><text:span text:style-name="T3"><text:s text:c="12"/>}</text:span></text:p>
      <text:p text:style-name="P38"><text:span text:style-name="T16"><text:s text:c="8"/>}</text:span></text:p>
      <text:p text:style-name="P38"><text:span text:style-name="T16"/></text:p>
      <text:p text:style-name="P38"><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1M10S</meta:editing-duration>
    <meta:editing-cycles>9</meta:editing-cycles>
    <meta:generator>LibreOffice/5.4.3.2$Windows_X86_64 LibreOffice_project/92a7159f7e4af62137622921e809f8546db437e5</meta:generator>
    <dc:date>2019-01-16T16:00:50.827000000</dc:date>
    <meta:document-statistic meta:table-count="0" meta:image-count="0" meta:object-count="0" meta:page-count="5" meta:paragraph-count="167" meta:word-count="788" meta:character-count="6636" meta:non-whitespace-character-count="4503"/>
    <meta:user-defined meta:name="Info 1"/>
    <meta:user-defined meta:name="Info 2"/>
    <meta:user-defined meta:name="Info 3"/>
    <meta:user-defined meta:name="Info 4"/>
  </office:meta>
</office:document-meta>
</file>